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6.6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6"/>
  </office:automatic-styles>
  <office:body>
    <office:spreadsheet>
      <table:table table:name="Pad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>
            <text:p>Pitch:</text:p>
          </table:table-cell>
          <table:table-cell table:style-name="ce1" office:value-type="float" office:value="0.5">
            <text:p>0.5</text:p>
          </table:table-cell>
          <table:table-cell office:value-type="string">
            <text:p>mm</text:p>
          </table:table-cell>
          <table:table-cell table:number-columns-repeated="5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office:value-type="float" office:value="1.989">
            <text:p>1.9890</text:p>
          </table:table-cell>
          <table:table-cell office:value-type="string">
            <text:p><text:s/></text:p>
          </table:table-cell>
          <table:table-cell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]+[.$B$1]" office:value-type="float" office:value="2.489">
            <text:p>2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]+[.$B$1]" office:value-type="float" office:value="2.989">
            <text:p>2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]+[.$B$1]" office:value-type="float" office:value="3.489">
            <text:p>3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]+[.$B$1]" office:value-type="float" office:value="3.989">
            <text:p>3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]+[.$B$1]" office:value-type="float" office:value="4.489">
            <text:p>4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]+[.$B$1]" office:value-type="float" office:value="4.989">
            <text:p>4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]+[.$B$1]" office:value-type="float" office:value="5.489">
            <text:p>5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]+[.$B$1]" office:value-type="float" office:value="5.989">
            <text:p>5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]+[.$B$1]" office:value-type="float" office:value="6.489">
            <text:p>6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]+[.$B$1]" office:value-type="float" office:value="6.989">
            <text:p>6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]+[.$B$1]" office:value-type="float" office:value="7.489">
            <text:p>7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]+[.$B$1]" office:value-type="float" office:value="7.989">
            <text:p>7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]+[.$B$1]" office:value-type="float" office:value="8.489">
            <text:p>8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]+[.$B$1]" office:value-type="float" office:value="8.989">
            <text:p>8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]+[.$B$1]" office:value-type="float" office:value="9.489">
            <text:p>9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]+[.$B$1]" office:value-type="float" office:value="9.989">
            <text:p>9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0]+[.$B$1]" office:value-type="float" office:value="10.489">
            <text:p>10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1]+[.$B$1]" office:value-type="float" office:value="10.989">
            <text:p>10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2]+[.$B$1]" office:value-type="float" office:value="11.489">
            <text:p>11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3]+[.$B$1]" office:value-type="float" office:value="11.989">
            <text:p>11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4]+[.$B$1]" office:value-type="float" office:value="12.489">
            <text:p>12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5]+[.$B$1]" office:value-type="float" office:value="12.989">
            <text:p>12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6]+[.$B$1]" office:value-type="float" office:value="13.489">
            <text:p>13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7]+[.$B$1]" office:value-type="float" office:value="13.989">
            <text:p>13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8]+[.$B$1]" office:value-type="float" office:value="14.489">
            <text:p>14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29]+[.$B$1]" office:value-type="float" office:value="14.989">
            <text:p>14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0]+[.$B$1]" office:value-type="float" office:value="15.489">
            <text:p>15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2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1]+[.$B$1]" office:value-type="float" office:value="15.989">
            <text:p>15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2]+[.$B$1]" office:value-type="float" office:value="16.489">
            <text:p>16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table:number-columns-repeated="4"/>
          <table:table-cell office:value-type="string">
            <text:p><text:s/>'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/>'</text:p>
          </table:table-cell>
          <table:table-cell/>
          <table:table-cell office:value-type="string">
            <text:p>segment space</text:p>
          </table:table-cell>
          <table:table-cell/>
          <table:table-cell office:value-type="float" office:value="5.5">
            <text:p>5.5000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/>'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3]+[.I35]" office:value-type="float" office:value="21.989">
            <text:p>21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7]+[.$B$1]" office:value-type="float" office:value="22.489">
            <text:p>22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8]+[.$B$1]" office:value-type="float" office:value="22.989">
            <text:p>22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39]+[.$B$1]" office:value-type="float" office:value="23.489">
            <text:p>23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0]+[.$B$1]" office:value-type="float" office:value="23.989">
            <text:p>23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1]+[.$B$1]" office:value-type="float" office:value="24.489">
            <text:p>24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2]+[.$B$1]" office:value-type="float" office:value="24.989">
            <text:p>24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3]+[.$B$1]" office:value-type="float" office:value="25.489">
            <text:p>25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3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4]+[.$B$1]" office:value-type="float" office:value="25.989">
            <text:p>25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5]+[.$B$1]" office:value-type="float" office:value="26.489">
            <text:p>26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6]+[.$B$1]" office:value-type="float" office:value="26.989">
            <text:p>26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7]+[.$B$1]" office:value-type="float" office:value="27.489">
            <text:p>27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8]+[.$B$1]" office:value-type="float" office:value="27.989">
            <text:p>27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49]+[.$B$1]" office:value-type="float" office:value="28.489">
            <text:p>28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0]+[.$B$1]" office:value-type="float" office:value="28.989">
            <text:p>28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1]+[.$B$1]" office:value-type="float" office:value="29.489">
            <text:p>29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2]+[.$B$1]" office:value-type="float" office:value="29.989">
            <text:p>29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3]+[.$B$1]" office:value-type="float" office:value="30.489">
            <text:p>30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4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4]+[.$B$1]" office:value-type="float" office:value="30.989">
            <text:p>30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5]+[.$B$1]" office:value-type="float" office:value="31.489">
            <text:p>31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6]+[.$B$1]" office:value-type="float" office:value="31.989">
            <text:p>31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7]+[.$B$1]" office:value-type="float" office:value="32.489">
            <text:p>32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8]+[.$B$1]" office:value-type="float" office:value="32.989">
            <text:p>32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59]+[.$B$1]" office:value-type="float" office:value="33.489">
            <text:p>33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0]+[.$B$1]" office:value-type="float" office:value="33.989">
            <text:p>33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1]+[.$B$1]" office:value-type="float" office:value="34.489">
            <text:p>34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2]+[.$B$1]" office:value-type="float" office:value="34.989">
            <text:p>34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3]+[.$B$1]" office:value-type="float" office:value="35.489">
            <text:p>35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5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4]+[.$B$1]" office:value-type="float" office:value="35.989">
            <text:p>35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5]+[.$B$1]" office:value-type="float" office:value="36.489">
            <text:p>36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table:number-columns-repeated="4"/>
          <table:table-cell office:value-type="string">
            <text:p><text:s/>'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/>'</text:p>
          </table:table-cell>
          <table:table-cell/>
          <table:table-cell office:value-type="string">
            <text:p>segment space</text:p>
          </table:table-cell>
          <table:table-cell/>
          <table:table-cell office:value-type="float" office:value="5.5">
            <text:p>5.5000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/>'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66]+[.I68]" office:value-type="float" office:value="41.989">
            <text:p>41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0]+[.$B$1]" office:value-type="float" office:value="42.489">
            <text:p>42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1]+[.$B$1]" office:value-type="float" office:value="42.989">
            <text:p>42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2]+[.$B$1]" office:value-type="float" office:value="43.489">
            <text:p>43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3]+[.$B$1]" office:value-type="float" office:value="43.989">
            <text:p>43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4]+[.$B$1]" office:value-type="float" office:value="44.489">
            <text:p>44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5]+[.$B$1]" office:value-type="float" office:value="44.989">
            <text:p>44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6]+[.$B$1]" office:value-type="float" office:value="45.489">
            <text:p>45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6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7]+[.$B$1]" office:value-type="float" office:value="45.989">
            <text:p>45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8]+[.$B$1]" office:value-type="float" office:value="46.489">
            <text:p>46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79]+[.$B$1]" office:value-type="float" office:value="46.989">
            <text:p>46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0]+[.$B$1]" office:value-type="float" office:value="47.489">
            <text:p>47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1]+[.$B$1]" office:value-type="float" office:value="47.989">
            <text:p>47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2]+[.$B$1]" office:value-type="float" office:value="48.489">
            <text:p>48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3]+[.$B$1]" office:value-type="float" office:value="48.989">
            <text:p>48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4]+[.$B$1]" office:value-type="float" office:value="49.489">
            <text:p>49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5]+[.$B$1]" office:value-type="float" office:value="49.989">
            <text:p>49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6]+[.$B$1]" office:value-type="float" office:value="50.489">
            <text:p>50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7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7]+[.$B$1]" office:value-type="float" office:value="50.989">
            <text:p>50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8]+[.$B$1]" office:value-type="float" office:value="51.489">
            <text:p>51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89]+[.$B$1]" office:value-type="float" office:value="51.989">
            <text:p>51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0]+[.$B$1]" office:value-type="float" office:value="52.489">
            <text:p>52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1]+[.$B$1]" office:value-type="float" office:value="52.989">
            <text:p>52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2]+[.$B$1]" office:value-type="float" office:value="53.489">
            <text:p>53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3]+[.$B$1]" office:value-type="float" office:value="53.989">
            <text:p>53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4]+[.$B$1]" office:value-type="float" office:value="54.489">
            <text:p>54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5]+[.$B$1]" office:value-type="float" office:value="54.989">
            <text:p>54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6]+[.$B$1]" office:value-type="float" office:value="55.489">
            <text:p>55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8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7]+[.$B$1]" office:value-type="float" office:value="55.989">
            <text:p>55.9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office:value-type="float" office:value="0.305">
            <text:p>0.305</text:p>
          </table:table-cell>
          <table:table-cell office:value-type="string">
            <text:p><text:s/></text:p>
          </table:table-cell>
          <table:table-cell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8]+[.$B$1]" office:value-type="float" office:value="56.489">
            <text:p>56.4890</text:p>
          </table:table-cell>
          <table:table-cell office:value-type="string">
            <text:p><text:s/></text:p>
          </table:table-cell>
          <table:table-cell table:formula="of:=[.$K$4]" office:value-type="float" office:value="1.05">
            <text:p>1.0500</text:p>
          </table:table-cell>
          <table:table-cell office:value-type="string">
            <text:p>);</text:p>
          </table:table-cell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Bottom row dx:</text:p>
          </table:table-cell>
          <table:table-cell/>
          <table:table-cell office:value-type="float" office:value="-5.97">
            <text:p>-5.97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D99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99]" office:value-type="float" office:value="56.489">
            <text:p>56.4890</text:p>
          </table:table-cell>
          <table:table-cell office:value-type="string">
            <text:p><text:s/></text:p>
          </table:table-cell>
          <table:table-cell table:formula="of:=[.K99]+[.$K$101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4]-[.$B$1]" office:value-type="float" office:value="55.989">
            <text:p>55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5]-[.$B$1]" office:value-type="float" office:value="55.489">
            <text:p>55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6]-[.$B$1]" office:value-type="float" office:value="54.989">
            <text:p>54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7]-[.$B$1]" office:value-type="float" office:value="54.489">
            <text:p>54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8]-[.$B$1]" office:value-type="float" office:value="53.989">
            <text:p>53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09]-[.$B$1]" office:value-type="float" office:value="53.489">
            <text:p>53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0]-[.$B$1]" office:value-type="float" office:value="52.989">
            <text:p>52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9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1]-[.$B$1]" office:value-type="float" office:value="52.489">
            <text:p>52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2]-[.$B$1]" office:value-type="float" office:value="51.989">
            <text:p>51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3]-[.$B$1]" office:value-type="float" office:value="51.489">
            <text:p>51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4]-[.$B$1]" office:value-type="float" office:value="50.989">
            <text:p>50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5]-[.$B$1]" office:value-type="float" office:value="50.489">
            <text:p>50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6]-[.$B$1]" office:value-type="float" office:value="49.989">
            <text:p>49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7]-[.$B$1]" office:value-type="float" office:value="49.489">
            <text:p>49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8]-[.$B$1]" office:value-type="float" office:value="48.989">
            <text:p>48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19]-[.$B$1]" office:value-type="float" office:value="48.489">
            <text:p>48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0]-[.$B$1]" office:value-type="float" office:value="47.989">
            <text:p>47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0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1]-[.$B$1]" office:value-type="float" office:value="47.489">
            <text:p>47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2]-[.$B$1]" office:value-type="float" office:value="46.989">
            <text:p>46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3]-[.$B$1]" office:value-type="float" office:value="46.489">
            <text:p>46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4]-[.$B$1]" office:value-type="float" office:value="45.989">
            <text:p>45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5]-[.$B$1]" office:value-type="float" office:value="45.489">
            <text:p>45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6]-[.$B$1]" office:value-type="float" office:value="44.989">
            <text:p>44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7]-[.$B$1]" office:value-type="float" office:value="44.489">
            <text:p>44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8]-[.$B$1]" office:value-type="float" office:value="43.989">
            <text:p>43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29]-[.$B$1]" office:value-type="float" office:value="43.489">
            <text:p>43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0]-[.$B$1]" office:value-type="float" office:value="42.989">
            <text:p>42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1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1]-[.$B$1]" office:value-type="float" office:value="42.489">
            <text:p>42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2]-[.$B$1]" office:value-type="float" office:value="41.989">
            <text:p>41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egment space</text:p>
          </table:table-cell>
          <table:table-cell/>
          <table:table-cell office:value-type="float" office:value="5.5">
            <text:p>5.5000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3]-[.I135]" office:value-type="float" office:value="36.489">
            <text:p>36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7]-[.$B$1]" office:value-type="float" office:value="35.989">
            <text:p>35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8]-[.$B$1]" office:value-type="float" office:value="35.489">
            <text:p>35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39]-[.$B$1]" office:value-type="float" office:value="34.989">
            <text:p>34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0]-[.$B$1]" office:value-type="float" office:value="34.489">
            <text:p>34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1]-[.$B$1]" office:value-type="float" office:value="33.989">
            <text:p>33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2]-[.$B$1]" office:value-type="float" office:value="33.489">
            <text:p>33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3]-[.$B$1]" office:value-type="float" office:value="32.989">
            <text:p>32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2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4]-[.$B$1]" office:value-type="float" office:value="32.489">
            <text:p>32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5]-[.$B$1]" office:value-type="float" office:value="31.989">
            <text:p>31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6]-[.$B$1]" office:value-type="float" office:value="31.489">
            <text:p>31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7]-[.$B$1]" office:value-type="float" office:value="30.989">
            <text:p>30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8]-[.$B$1]" office:value-type="float" office:value="30.489">
            <text:p>30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49]-[.$B$1]" office:value-type="float" office:value="29.989">
            <text:p>29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0]-[.$B$1]" office:value-type="float" office:value="29.489">
            <text:p>29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1]-[.$B$1]" office:value-type="float" office:value="28.989">
            <text:p>28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2]-[.$B$1]" office:value-type="float" office:value="28.489">
            <text:p>28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3]-[.$B$1]" office:value-type="float" office:value="27.989">
            <text:p>27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3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4]-[.$B$1]" office:value-type="float" office:value="27.489">
            <text:p>27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5]-[.$B$1]" office:value-type="float" office:value="26.989">
            <text:p>26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6]-[.$B$1]" office:value-type="float" office:value="26.489">
            <text:p>26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7]-[.$B$1]" office:value-type="float" office:value="25.989">
            <text:p>25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8]-[.$B$1]" office:value-type="float" office:value="25.489">
            <text:p>25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59]-[.$B$1]" office:value-type="float" office:value="24.989">
            <text:p>24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0]-[.$B$1]" office:value-type="float" office:value="24.489">
            <text:p>24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1]-[.$B$1]" office:value-type="float" office:value="23.989">
            <text:p>23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2]-[.$B$1]" office:value-type="float" office:value="23.489">
            <text:p>23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3]-[.$B$1]" office:value-type="float" office:value="22.989">
            <text:p>22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4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4]-[.$B$1]" office:value-type="float" office:value="22.489">
            <text:p>22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5]-[.$B$1]" office:value-type="float" office:value="21.989">
            <text:p>21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segment space</text:p>
          </table:table-cell>
          <table:table-cell/>
          <table:table-cell office:value-type="float" office:value="5.5">
            <text:p>5.5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66]-[.I168]" office:value-type="float" office:value="16.489">
            <text:p>16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0]-[.$B$1]" office:value-type="float" office:value="15.989">
            <text:p>15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1]-[.$B$1]" office:value-type="float" office:value="15.489">
            <text:p>15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2]-[.$B$1]" office:value-type="float" office:value="14.989">
            <text:p>14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3]-[.$B$1]" office:value-type="float" office:value="14.489">
            <text:p>14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4]-[.$B$1]" office:value-type="float" office:value="13.989">
            <text:p>13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5]-[.$B$1]" office:value-type="float" office:value="13.489">
            <text:p>13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6]-[.$B$1]" office:value-type="float" office:value="12.989">
            <text:p>12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5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7]-[.$B$1]" office:value-type="float" office:value="12.489">
            <text:p>12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8]-[.$B$1]" office:value-type="float" office:value="11.989">
            <text:p>11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79]-[.$B$1]" office:value-type="float" office:value="11.489">
            <text:p>11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0]-[.$B$1]" office:value-type="float" office:value="10.989">
            <text:p>10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1]-[.$B$1]" office:value-type="float" office:value="10.489">
            <text:p>10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2]-[.$B$1]" office:value-type="float" office:value="9.989">
            <text:p>9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3]-[.$B$1]" office:value-type="float" office:value="9.489">
            <text:p>9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4]-[.$B$1]" office:value-type="float" office:value="8.989">
            <text:p>8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5]-[.$B$1]" office:value-type="float" office:value="8.489">
            <text:p>8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6]-[.$B$1]" office:value-type="float" office:value="7.989">
            <text:p>7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6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7]-[.$B$1]" office:value-type="float" office:value="7.489">
            <text:p>7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8]-[.$B$1]" office:value-type="float" office:value="6.989">
            <text:p>6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1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89]-[.$B$1]" office:value-type="float" office:value="6.489">
            <text:p>6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2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0]-[.$B$1]" office:value-type="float" office:value="5.989">
            <text:p>5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3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1]-[.$B$1]" office:value-type="float" office:value="5.489">
            <text:p>5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4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2]-[.$B$1]" office:value-type="float" office:value="4.989">
            <text:p>4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5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3]-[.$B$1]" office:value-type="float" office:value="4.489">
            <text:p>4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6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4]-[.$B$1]" office:value-type="float" office:value="3.989">
            <text:p>3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7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5]-[.$B$1]" office:value-type="float" office:value="3.489">
            <text:p>3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8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6]-[.$B$1]" office:value-type="float" office:value="2.989">
            <text:p>2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79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7]-[.$B$1]" office:value-type="float" office:value="2.489">
            <text:p>2.4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SMD </text:p>
          </table:table-cell>
          <table:table-cell table:formula="of:=[.$B$4]" office:value-type="float" office:value="0.305">
            <text:p>0.305</text:p>
          </table:table-cell>
          <table:table-cell office:value-type="string">
            <text:p><text:s/></text:p>
          </table:table-cell>
          <table:table-cell table:formula="of:=[.$D$104]" office:value-type="float" office:value="1.45">
            <text:p>1.45</text:p>
          </table:table-cell>
          <table:table-cell office:value-type="string">
            <text:p><text:s/>'</text:p>
          </table:table-cell>
          <table:table-cell office:value-type="string">
            <text:p>PAD180</text:p>
          </table:table-cell>
          <table:table-cell office:value-type="string">
            <text:p>' </text:p>
          </table:table-cell>
          <table:table-cell office:value-type="string">
            <text:p>(</text:p>
          </table:table-cell>
          <table:table-cell table:formula="of:=[.I198]-[.$B$1]" office:value-type="float" office:value="1.989">
            <text:p>1.9890</text:p>
          </table:table-cell>
          <table:table-cell office:value-type="string">
            <text:p><text:s/></text:p>
          </table:table-cell>
          <table:table-cell table:formula="of:=[.$K$104]" office:value-type="float" office:value="-4.92">
            <text:p>-4.9200</text:p>
          </table:table-cell>
          <table:table-cell office:value-type="string">
            <text:p>);</text:p>
          </table:table-cell>
        </table:table-row>
      </table:table>
      <table:table table:name="Eagle commands" table:style-name="ta1" table:print="false">
        <table:table-column table:style-name="co2" table:default-cell-style-name="Default"/>
        <table:table-row table:style-name="ro1">
          <table:table-cell office:value-type="string">
            <text:p>Copy the “Pads” sheet to a text editor and replace all tabs with nothing to get the Eagle commands as below</text:p>
          </table:table-cell>
        </table:table-row>
        <table:table-row table:style-name="ro1">
          <table:table-cell office:value-type="string">
            <text:p>(x=0, y=0) is the center of the left drill who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MD 0.305 1.45 'PAD1' (1.9890 1.0500);</text:p>
          </table:table-cell>
        </table:table-row>
        <table:table-row table:style-name="ro1">
          <table:table-cell office:value-type="string">
            <text:p>SMD 0.305 1.45 'PAD2' (2.4890 1.0500);</text:p>
          </table:table-cell>
        </table:table-row>
        <table:table-row table:style-name="ro1">
          <table:table-cell office:value-type="string">
            <text:p>SMD 0.305 1.45 'PAD3' (2.9890 1.0500);</text:p>
          </table:table-cell>
        </table:table-row>
        <table:table-row table:style-name="ro1">
          <table:table-cell office:value-type="string">
            <text:p>SMD 0.305 1.45 'PAD4' (3.4890 1.0500);</text:p>
          </table:table-cell>
        </table:table-row>
        <table:table-row table:style-name="ro1">
          <table:table-cell office:value-type="string">
            <text:p>SMD 0.305 1.45 'PAD5' (3.9890 1.0500);</text:p>
          </table:table-cell>
        </table:table-row>
        <table:table-row table:style-name="ro1">
          <table:table-cell office:value-type="string">
            <text:p>SMD 0.305 1.45 'PAD6' (4.4890 1.0500);</text:p>
          </table:table-cell>
        </table:table-row>
        <table:table-row table:style-name="ro1">
          <table:table-cell office:value-type="string">
            <text:p>SMD 0.305 1.45 'PAD7' (4.9890 1.0500);</text:p>
          </table:table-cell>
        </table:table-row>
        <table:table-row table:style-name="ro1">
          <table:table-cell office:value-type="string">
            <text:p>SMD 0.305 1.45 'PAD8' (5.4890 1.0500);</text:p>
          </table:table-cell>
        </table:table-row>
        <table:table-row table:style-name="ro1">
          <table:table-cell office:value-type="string">
            <text:p>SMD 0.305 1.45 'PAD9' (5.9890 1.0500);</text:p>
          </table:table-cell>
        </table:table-row>
        <table:table-row table:style-name="ro1">
          <table:table-cell office:value-type="string">
            <text:p>SMD 0.305 1.45 'PAD10' (6.4890 1.0500);</text:p>
          </table:table-cell>
        </table:table-row>
        <table:table-row table:style-name="ro1">
          <table:table-cell office:value-type="string">
            <text:p>SMD 0.305 1.45 'PAD11' (6.9890 1.0500);</text:p>
          </table:table-cell>
        </table:table-row>
        <table:table-row table:style-name="ro1">
          <table:table-cell office:value-type="string">
            <text:p>SMD 0.305 1.45 'PAD12' (7.4890 1.0500);</text:p>
          </table:table-cell>
        </table:table-row>
        <table:table-row table:style-name="ro1">
          <table:table-cell office:value-type="string">
            <text:p>SMD 0.305 1.45 'PAD13' (7.9890 1.0500);</text:p>
          </table:table-cell>
        </table:table-row>
        <table:table-row table:style-name="ro1">
          <table:table-cell office:value-type="string">
            <text:p>SMD 0.305 1.45 'PAD14' (8.4890 1.0500);</text:p>
          </table:table-cell>
        </table:table-row>
        <table:table-row table:style-name="ro1">
          <table:table-cell office:value-type="string">
            <text:p>SMD 0.305 1.45 'PAD15' (8.9890 1.0500);</text:p>
          </table:table-cell>
        </table:table-row>
        <table:table-row table:style-name="ro1">
          <table:table-cell office:value-type="string">
            <text:p>SMD 0.305 1.45 'PAD16' (9.4890 1.0500);</text:p>
          </table:table-cell>
        </table:table-row>
        <table:table-row table:style-name="ro1">
          <table:table-cell office:value-type="string">
            <text:p>SMD 0.305 1.45 'PAD17' (9.9890 1.0500);</text:p>
          </table:table-cell>
        </table:table-row>
        <table:table-row table:style-name="ro1">
          <table:table-cell office:value-type="string">
            <text:p>SMD 0.305 1.45 'PAD18' (10.4890 1.0500);</text:p>
          </table:table-cell>
        </table:table-row>
        <table:table-row table:style-name="ro1">
          <table:table-cell office:value-type="string">
            <text:p>SMD 0.305 1.45 'PAD19' (10.9890 1.0500);</text:p>
          </table:table-cell>
        </table:table-row>
        <table:table-row table:style-name="ro1">
          <table:table-cell office:value-type="string">
            <text:p>SMD 0.305 1.45 'PAD20' (11.4890 1.0500);</text:p>
          </table:table-cell>
        </table:table-row>
        <table:table-row table:style-name="ro1">
          <table:table-cell office:value-type="string">
            <text:p>SMD 0.305 1.45 'PAD21' (11.9890 1.0500);</text:p>
          </table:table-cell>
        </table:table-row>
        <table:table-row table:style-name="ro1">
          <table:table-cell office:value-type="string">
            <text:p>SMD 0.305 1.45 'PAD22' (12.4890 1.0500);</text:p>
          </table:table-cell>
        </table:table-row>
        <table:table-row table:style-name="ro1">
          <table:table-cell office:value-type="string">
            <text:p>SMD 0.305 1.45 'PAD23' (12.9890 1.0500);</text:p>
          </table:table-cell>
        </table:table-row>
        <table:table-row table:style-name="ro1">
          <table:table-cell office:value-type="string">
            <text:p>SMD 0.305 1.45 'PAD24' (13.4890 1.0500);</text:p>
          </table:table-cell>
        </table:table-row>
        <table:table-row table:style-name="ro1">
          <table:table-cell office:value-type="string">
            <text:p>SMD 0.305 1.45 'PAD25' (13.9890 1.0500);</text:p>
          </table:table-cell>
        </table:table-row>
        <table:table-row table:style-name="ro1">
          <table:table-cell office:value-type="string">
            <text:p>SMD 0.305 1.45 'PAD26' (14.4890 1.0500);</text:p>
          </table:table-cell>
        </table:table-row>
        <table:table-row table:style-name="ro1">
          <table:table-cell office:value-type="string">
            <text:p>SMD 0.305 1.45 'PAD27' (14.9890 1.0500);</text:p>
          </table:table-cell>
        </table:table-row>
        <table:table-row table:style-name="ro1">
          <table:table-cell office:value-type="string">
            <text:p>SMD 0.305 1.45 'PAD28' (15.4890 1.0500);</text:p>
          </table:table-cell>
        </table:table-row>
        <table:table-row table:style-name="ro1">
          <table:table-cell office:value-type="string">
            <text:p>SMD 0.305 1.45 'PAD29' (15.9890 1.0500);</text:p>
          </table:table-cell>
        </table:table-row>
        <table:table-row table:style-name="ro1">
          <table:table-cell office:value-type="string">
            <text:p>SMD 0.305 1.45 'PAD30' (16.4890 1.0500);</text:p>
          </table:table-cell>
        </table:table-row>
        <table:table-row table:style-name="ro1">
          <table:table-cell office:value-type="string">
            <text:p><text:s/>' </text:p>
          </table:table-cell>
        </table:table-row>
        <table:table-row table:style-name="ro1">
          <table:table-cell office:value-type="string">
            <text:p><text:s/>'segment space5.5000 </text:p>
          </table:table-cell>
        </table:table-row>
        <table:table-row table:style-name="ro1">
          <table:table-cell office:value-type="string">
            <text:p><text:s/>' </text:p>
          </table:table-cell>
        </table:table-row>
        <table:table-row table:style-name="ro1">
          <table:table-cell office:value-type="string">
            <text:p>SMD 0.305 1.45 'PAD31' (21.9890 1.0500);</text:p>
          </table:table-cell>
        </table:table-row>
        <table:table-row table:style-name="ro1">
          <table:table-cell office:value-type="string">
            <text:p>SMD 0.305 1.45 'PAD32' (22.4890 1.0500);</text:p>
          </table:table-cell>
        </table:table-row>
        <table:table-row table:style-name="ro1">
          <table:table-cell office:value-type="string">
            <text:p>SMD 0.305 1.45 'PAD33' (22.9890 1.0500);</text:p>
          </table:table-cell>
        </table:table-row>
        <table:table-row table:style-name="ro1">
          <table:table-cell office:value-type="string">
            <text:p>SMD 0.305 1.45 'PAD34' (23.4890 1.0500);</text:p>
          </table:table-cell>
        </table:table-row>
        <table:table-row table:style-name="ro1">
          <table:table-cell office:value-type="string">
            <text:p>SMD 0.305 1.45 'PAD35' (23.9890 1.0500);</text:p>
          </table:table-cell>
        </table:table-row>
        <table:table-row table:style-name="ro1">
          <table:table-cell office:value-type="string">
            <text:p>SMD 0.305 1.45 'PAD36' (24.4890 1.0500);</text:p>
          </table:table-cell>
        </table:table-row>
        <table:table-row table:style-name="ro1">
          <table:table-cell office:value-type="string">
            <text:p>SMD 0.305 1.45 'PAD37' (24.9890 1.0500);</text:p>
          </table:table-cell>
        </table:table-row>
        <table:table-row table:style-name="ro1">
          <table:table-cell office:value-type="string">
            <text:p>SMD 0.305 1.45 'PAD38' (25.4890 1.0500);</text:p>
          </table:table-cell>
        </table:table-row>
        <table:table-row table:style-name="ro1">
          <table:table-cell office:value-type="string">
            <text:p>SMD 0.305 1.45 'PAD39' (25.9890 1.0500);</text:p>
          </table:table-cell>
        </table:table-row>
        <table:table-row table:style-name="ro1">
          <table:table-cell office:value-type="string">
            <text:p>SMD 0.305 1.45 'PAD40' (26.4890 1.0500);</text:p>
          </table:table-cell>
        </table:table-row>
        <table:table-row table:style-name="ro1">
          <table:table-cell office:value-type="string">
            <text:p>SMD 0.305 1.45 'PAD41' (26.9890 1.0500);</text:p>
          </table:table-cell>
        </table:table-row>
        <table:table-row table:style-name="ro1">
          <table:table-cell office:value-type="string">
            <text:p>SMD 0.305 1.45 'PAD42' (27.4890 1.0500);</text:p>
          </table:table-cell>
        </table:table-row>
        <table:table-row table:style-name="ro1">
          <table:table-cell office:value-type="string">
            <text:p>SMD 0.305 1.45 'PAD43' (27.9890 1.0500);</text:p>
          </table:table-cell>
        </table:table-row>
        <table:table-row table:style-name="ro1">
          <table:table-cell office:value-type="string">
            <text:p>SMD 0.305 1.45 'PAD44' (28.4890 1.0500);</text:p>
          </table:table-cell>
        </table:table-row>
        <table:table-row table:style-name="ro1">
          <table:table-cell office:value-type="string">
            <text:p>SMD 0.305 1.45 'PAD45' (28.9890 1.0500);</text:p>
          </table:table-cell>
        </table:table-row>
        <table:table-row table:style-name="ro1">
          <table:table-cell office:value-type="string">
            <text:p>SMD 0.305 1.45 'PAD46' (29.4890 1.0500);</text:p>
          </table:table-cell>
        </table:table-row>
        <table:table-row table:style-name="ro1">
          <table:table-cell office:value-type="string">
            <text:p>SMD 0.305 1.45 'PAD47' (29.9890 1.0500);</text:p>
          </table:table-cell>
        </table:table-row>
        <table:table-row table:style-name="ro1">
          <table:table-cell office:value-type="string">
            <text:p>SMD 0.305 1.45 'PAD48' (30.4890 1.0500);</text:p>
          </table:table-cell>
        </table:table-row>
        <table:table-row table:style-name="ro1">
          <table:table-cell office:value-type="string">
            <text:p>SMD 0.305 1.45 'PAD49' (30.9890 1.0500);</text:p>
          </table:table-cell>
        </table:table-row>
        <table:table-row table:style-name="ro1">
          <table:table-cell office:value-type="string">
            <text:p>SMD 0.305 1.45 'PAD50' (31.4890 1.0500);</text:p>
          </table:table-cell>
        </table:table-row>
        <table:table-row table:style-name="ro1">
          <table:table-cell office:value-type="string">
            <text:p>SMD 0.305 1.45 'PAD51' (31.9890 1.0500);</text:p>
          </table:table-cell>
        </table:table-row>
        <table:table-row table:style-name="ro1">
          <table:table-cell office:value-type="string">
            <text:p>SMD 0.305 1.45 'PAD52' (32.4890 1.0500);</text:p>
          </table:table-cell>
        </table:table-row>
        <table:table-row table:style-name="ro1">
          <table:table-cell office:value-type="string">
            <text:p>SMD 0.305 1.45 'PAD53' (32.9890 1.0500);</text:p>
          </table:table-cell>
        </table:table-row>
        <table:table-row table:style-name="ro1">
          <table:table-cell office:value-type="string">
            <text:p>SMD 0.305 1.45 'PAD54' (33.4890 1.0500);</text:p>
          </table:table-cell>
        </table:table-row>
        <table:table-row table:style-name="ro1">
          <table:table-cell office:value-type="string">
            <text:p>SMD 0.305 1.45 'PAD55' (33.9890 1.0500);</text:p>
          </table:table-cell>
        </table:table-row>
        <table:table-row table:style-name="ro1">
          <table:table-cell office:value-type="string">
            <text:p>SMD 0.305 1.45 'PAD56' (34.4890 1.0500);</text:p>
          </table:table-cell>
        </table:table-row>
        <table:table-row table:style-name="ro1">
          <table:table-cell office:value-type="string">
            <text:p>SMD 0.305 1.45 'PAD57' (34.9890 1.0500);</text:p>
          </table:table-cell>
        </table:table-row>
        <table:table-row table:style-name="ro1">
          <table:table-cell office:value-type="string">
            <text:p>SMD 0.305 1.45 'PAD58' (35.4890 1.0500);</text:p>
          </table:table-cell>
        </table:table-row>
        <table:table-row table:style-name="ro1">
          <table:table-cell office:value-type="string">
            <text:p>SMD 0.305 1.45 'PAD59' (35.9890 1.0500);</text:p>
          </table:table-cell>
        </table:table-row>
        <table:table-row table:style-name="ro1">
          <table:table-cell office:value-type="string">
            <text:p>SMD 0.305 1.45 'PAD60' (36.4890 1.0500);</text:p>
          </table:table-cell>
        </table:table-row>
        <table:table-row table:style-name="ro1">
          <table:table-cell office:value-type="string">
            <text:p><text:s/>' </text:p>
          </table:table-cell>
        </table:table-row>
        <table:table-row table:style-name="ro1">
          <table:table-cell office:value-type="string">
            <text:p><text:s/>'segment space5.5000 </text:p>
          </table:table-cell>
        </table:table-row>
        <table:table-row table:style-name="ro1">
          <table:table-cell office:value-type="string">
            <text:p><text:s/>' </text:p>
          </table:table-cell>
        </table:table-row>
        <table:table-row table:style-name="ro1">
          <table:table-cell office:value-type="string">
            <text:p>SMD 0.305 1.45 'PAD61' (41.9890 1.0500);</text:p>
          </table:table-cell>
        </table:table-row>
        <table:table-row table:style-name="ro1">
          <table:table-cell office:value-type="string">
            <text:p>SMD 0.305 1.45 'PAD62' (42.4890 1.0500);</text:p>
          </table:table-cell>
        </table:table-row>
        <table:table-row table:style-name="ro1">
          <table:table-cell office:value-type="string">
            <text:p>SMD 0.305 1.45 'PAD63' (42.9890 1.0500);</text:p>
          </table:table-cell>
        </table:table-row>
        <table:table-row table:style-name="ro1">
          <table:table-cell office:value-type="string">
            <text:p>SMD 0.305 1.45 'PAD64' (43.4890 1.0500);</text:p>
          </table:table-cell>
        </table:table-row>
        <table:table-row table:style-name="ro1">
          <table:table-cell office:value-type="string">
            <text:p>SMD 0.305 1.45 'PAD65' (43.9890 1.0500);</text:p>
          </table:table-cell>
        </table:table-row>
        <table:table-row table:style-name="ro1">
          <table:table-cell office:value-type="string">
            <text:p>SMD 0.305 1.45 'PAD66' (44.4890 1.0500);</text:p>
          </table:table-cell>
        </table:table-row>
        <table:table-row table:style-name="ro1">
          <table:table-cell office:value-type="string">
            <text:p>SMD 0.305 1.45 'PAD67' (44.9890 1.0500);</text:p>
          </table:table-cell>
        </table:table-row>
        <table:table-row table:style-name="ro1">
          <table:table-cell office:value-type="string">
            <text:p>SMD 0.305 1.45 'PAD68' (45.4890 1.0500);</text:p>
          </table:table-cell>
        </table:table-row>
        <table:table-row table:style-name="ro1">
          <table:table-cell office:value-type="string">
            <text:p>SMD 0.305 1.45 'PAD69' (45.9890 1.0500);</text:p>
          </table:table-cell>
        </table:table-row>
        <table:table-row table:style-name="ro1">
          <table:table-cell office:value-type="string">
            <text:p>SMD 0.305 1.45 'PAD70' (46.4890 1.0500);</text:p>
          </table:table-cell>
        </table:table-row>
        <table:table-row table:style-name="ro1">
          <table:table-cell office:value-type="string">
            <text:p>SMD 0.305 1.45 'PAD71' (46.9890 1.0500);</text:p>
          </table:table-cell>
        </table:table-row>
        <table:table-row table:style-name="ro1">
          <table:table-cell office:value-type="string">
            <text:p>SMD 0.305 1.45 'PAD72' (47.4890 1.0500);</text:p>
          </table:table-cell>
        </table:table-row>
        <table:table-row table:style-name="ro1">
          <table:table-cell office:value-type="string">
            <text:p>SMD 0.305 1.45 'PAD73' (47.9890 1.0500);</text:p>
          </table:table-cell>
        </table:table-row>
        <table:table-row table:style-name="ro1">
          <table:table-cell office:value-type="string">
            <text:p>SMD 0.305 1.45 'PAD74' (48.4890 1.0500);</text:p>
          </table:table-cell>
        </table:table-row>
        <table:table-row table:style-name="ro1">
          <table:table-cell office:value-type="string">
            <text:p>SMD 0.305 1.45 'PAD75' (48.9890 1.0500);</text:p>
          </table:table-cell>
        </table:table-row>
        <table:table-row table:style-name="ro1">
          <table:table-cell office:value-type="string">
            <text:p>SMD 0.305 1.45 'PAD76' (49.4890 1.0500);</text:p>
          </table:table-cell>
        </table:table-row>
        <table:table-row table:style-name="ro1">
          <table:table-cell office:value-type="string">
            <text:p>SMD 0.305 1.45 'PAD77' (49.9890 1.0500);</text:p>
          </table:table-cell>
        </table:table-row>
        <table:table-row table:style-name="ro1">
          <table:table-cell office:value-type="string">
            <text:p>SMD 0.305 1.45 'PAD78' (50.4890 1.0500);</text:p>
          </table:table-cell>
        </table:table-row>
        <table:table-row table:style-name="ro1">
          <table:table-cell office:value-type="string">
            <text:p>SMD 0.305 1.45 'PAD79' (50.9890 1.0500);</text:p>
          </table:table-cell>
        </table:table-row>
        <table:table-row table:style-name="ro1">
          <table:table-cell office:value-type="string">
            <text:p>SMD 0.305 1.45 'PAD80' (51.4890 1.0500);</text:p>
          </table:table-cell>
        </table:table-row>
        <table:table-row table:style-name="ro1">
          <table:table-cell office:value-type="string">
            <text:p>SMD 0.305 1.45 'PAD81' (51.9890 1.0500);</text:p>
          </table:table-cell>
        </table:table-row>
        <table:table-row table:style-name="ro1">
          <table:table-cell office:value-type="string">
            <text:p>SMD 0.305 1.45 'PAD82' (52.4890 1.0500);</text:p>
          </table:table-cell>
        </table:table-row>
        <table:table-row table:style-name="ro1">
          <table:table-cell office:value-type="string">
            <text:p>SMD 0.305 1.45 'PAD83' (52.9890 1.0500);</text:p>
          </table:table-cell>
        </table:table-row>
        <table:table-row table:style-name="ro1">
          <table:table-cell office:value-type="string">
            <text:p>SMD 0.305 1.45 'PAD84' (53.4890 1.0500);</text:p>
          </table:table-cell>
        </table:table-row>
        <table:table-row table:style-name="ro1">
          <table:table-cell office:value-type="string">
            <text:p>SMD 0.305 1.45 'PAD85' (53.9890 1.0500);</text:p>
          </table:table-cell>
        </table:table-row>
        <table:table-row table:style-name="ro1">
          <table:table-cell office:value-type="string">
            <text:p>SMD 0.305 1.45 'PAD86' (54.4890 1.0500);</text:p>
          </table:table-cell>
        </table:table-row>
        <table:table-row table:style-name="ro1">
          <table:table-cell office:value-type="string">
            <text:p>SMD 0.305 1.45 'PAD87' (54.9890 1.0500);</text:p>
          </table:table-cell>
        </table:table-row>
        <table:table-row table:style-name="ro1">
          <table:table-cell office:value-type="string">
            <text:p>SMD 0.305 1.45 'PAD88' (55.4890 1.0500);</text:p>
          </table:table-cell>
        </table:table-row>
        <table:table-row table:style-name="ro1">
          <table:table-cell office:value-type="string">
            <text:p>SMD 0.305 1.45 'PAD89' (55.9890 1.0500);</text:p>
          </table:table-cell>
        </table:table-row>
        <table:table-row table:style-name="ro1">
          <table:table-cell office:value-type="string">
            <text:p>SMD 0.305 1.45 'PAD90' (56.4890 1.0500);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Bottom row dx:-5.9700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D 0.305 1.45 'PAD91' (56.4890 -4.9200);</text:p>
          </table:table-cell>
        </table:table-row>
        <table:table-row table:style-name="ro1">
          <table:table-cell office:value-type="string">
            <text:p>SMD 0.305 1.45 'PAD92' (55.9890 -4.9200);</text:p>
          </table:table-cell>
        </table:table-row>
        <table:table-row table:style-name="ro1">
          <table:table-cell office:value-type="string">
            <text:p>SMD 0.305 1.45 'PAD93' (55.4890 -4.9200);</text:p>
          </table:table-cell>
        </table:table-row>
        <table:table-row table:style-name="ro1">
          <table:table-cell office:value-type="string">
            <text:p>SMD 0.305 1.45 'PAD94' (54.9890 -4.9200);</text:p>
          </table:table-cell>
        </table:table-row>
        <table:table-row table:style-name="ro1">
          <table:table-cell office:value-type="string">
            <text:p>SMD 0.305 1.45 'PAD95' (54.4890 -4.9200);</text:p>
          </table:table-cell>
        </table:table-row>
        <table:table-row table:style-name="ro1">
          <table:table-cell office:value-type="string">
            <text:p>SMD 0.305 1.45 'PAD96' (53.9890 -4.9200);</text:p>
          </table:table-cell>
        </table:table-row>
        <table:table-row table:style-name="ro1">
          <table:table-cell office:value-type="string">
            <text:p>SMD 0.305 1.45 'PAD97' (53.4890 -4.9200);</text:p>
          </table:table-cell>
        </table:table-row>
        <table:table-row table:style-name="ro1">
          <table:table-cell office:value-type="string">
            <text:p>SMD 0.305 1.45 'PAD98' (52.9890 -4.9200);</text:p>
          </table:table-cell>
        </table:table-row>
        <table:table-row table:style-name="ro1">
          <table:table-cell office:value-type="string">
            <text:p>SMD 0.305 1.45 'PAD99' (52.4890 -4.9200);</text:p>
          </table:table-cell>
        </table:table-row>
        <table:table-row table:style-name="ro1">
          <table:table-cell office:value-type="string">
            <text:p>SMD 0.305 1.45 'PAD100' (51.9890 -4.9200);</text:p>
          </table:table-cell>
        </table:table-row>
        <table:table-row table:style-name="ro1">
          <table:table-cell office:value-type="string">
            <text:p>SMD 0.305 1.45 'PAD101' (51.4890 -4.9200);</text:p>
          </table:table-cell>
        </table:table-row>
        <table:table-row table:style-name="ro1">
          <table:table-cell office:value-type="string">
            <text:p>SMD 0.305 1.45 'PAD102' (50.9890 -4.9200);</text:p>
          </table:table-cell>
        </table:table-row>
        <table:table-row table:style-name="ro1">
          <table:table-cell office:value-type="string">
            <text:p>SMD 0.305 1.45 'PAD103' (50.4890 -4.9200);</text:p>
          </table:table-cell>
        </table:table-row>
        <table:table-row table:style-name="ro1">
          <table:table-cell office:value-type="string">
            <text:p>SMD 0.305 1.45 'PAD104' (49.9890 -4.9200);</text:p>
          </table:table-cell>
        </table:table-row>
        <table:table-row table:style-name="ro1">
          <table:table-cell office:value-type="string">
            <text:p>SMD 0.305 1.45 'PAD105' (49.4890 -4.9200);</text:p>
          </table:table-cell>
        </table:table-row>
        <table:table-row table:style-name="ro1">
          <table:table-cell office:value-type="string">
            <text:p>SMD 0.305 1.45 'PAD106' (48.9890 -4.9200);</text:p>
          </table:table-cell>
        </table:table-row>
        <table:table-row table:style-name="ro1">
          <table:table-cell office:value-type="string">
            <text:p>SMD 0.305 1.45 'PAD107' (48.4890 -4.9200);</text:p>
          </table:table-cell>
        </table:table-row>
        <table:table-row table:style-name="ro1">
          <table:table-cell office:value-type="string">
            <text:p>SMD 0.305 1.45 'PAD108' (47.9890 -4.9200);</text:p>
          </table:table-cell>
        </table:table-row>
        <table:table-row table:style-name="ro1">
          <table:table-cell office:value-type="string">
            <text:p>SMD 0.305 1.45 'PAD109' (47.4890 -4.9200);</text:p>
          </table:table-cell>
        </table:table-row>
        <table:table-row table:style-name="ro1">
          <table:table-cell office:value-type="string">
            <text:p>SMD 0.305 1.45 'PAD110' (46.9890 -4.9200);</text:p>
          </table:table-cell>
        </table:table-row>
        <table:table-row table:style-name="ro1">
          <table:table-cell office:value-type="string">
            <text:p>SMD 0.305 1.45 'PAD111' (46.4890 -4.9200);</text:p>
          </table:table-cell>
        </table:table-row>
        <table:table-row table:style-name="ro1">
          <table:table-cell office:value-type="string">
            <text:p>SMD 0.305 1.45 'PAD112' (45.9890 -4.9200);</text:p>
          </table:table-cell>
        </table:table-row>
        <table:table-row table:style-name="ro1">
          <table:table-cell office:value-type="string">
            <text:p>SMD 0.305 1.45 'PAD113' (45.4890 -4.9200);</text:p>
          </table:table-cell>
        </table:table-row>
        <table:table-row table:style-name="ro1">
          <table:table-cell office:value-type="string">
            <text:p>SMD 0.305 1.45 'PAD114' (44.9890 -4.9200);</text:p>
          </table:table-cell>
        </table:table-row>
        <table:table-row table:style-name="ro1">
          <table:table-cell office:value-type="string">
            <text:p>SMD 0.305 1.45 'PAD115' (44.4890 -4.9200);</text:p>
          </table:table-cell>
        </table:table-row>
        <table:table-row table:style-name="ro1">
          <table:table-cell office:value-type="string">
            <text:p>SMD 0.305 1.45 'PAD116' (43.9890 -4.9200);</text:p>
          </table:table-cell>
        </table:table-row>
        <table:table-row table:style-name="ro1">
          <table:table-cell office:value-type="string">
            <text:p>SMD 0.305 1.45 'PAD117' (43.4890 -4.9200);</text:p>
          </table:table-cell>
        </table:table-row>
        <table:table-row table:style-name="ro1">
          <table:table-cell office:value-type="string">
            <text:p>SMD 0.305 1.45 'PAD118' (42.9890 -4.9200);</text:p>
          </table:table-cell>
        </table:table-row>
        <table:table-row table:style-name="ro1">
          <table:table-cell office:value-type="string">
            <text:p>SMD 0.305 1.45 'PAD119' (42.4890 -4.9200);</text:p>
          </table:table-cell>
        </table:table-row>
        <table:table-row table:style-name="ro1">
          <table:table-cell office:value-type="string">
            <text:p>SMD 0.305 1.45 'PAD120' (41.9890 -4.9200);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egment space5.5000 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MD 0.305 1.45 'PAD121' (36.4890 -4.9200);</text:p>
          </table:table-cell>
        </table:table-row>
        <table:table-row table:style-name="ro1">
          <table:table-cell office:value-type="string">
            <text:p>SMD 0.305 1.45 'PAD122' (35.9890 -4.9200);</text:p>
          </table:table-cell>
        </table:table-row>
        <table:table-row table:style-name="ro1">
          <table:table-cell office:value-type="string">
            <text:p>SMD 0.305 1.45 'PAD123' (35.4890 -4.9200);</text:p>
          </table:table-cell>
        </table:table-row>
        <table:table-row table:style-name="ro1">
          <table:table-cell office:value-type="string">
            <text:p>SMD 0.305 1.45 'PAD124' (34.9890 -4.9200);</text:p>
          </table:table-cell>
        </table:table-row>
        <table:table-row table:style-name="ro1">
          <table:table-cell office:value-type="string">
            <text:p>SMD 0.305 1.45 'PAD125' (34.4890 -4.9200);</text:p>
          </table:table-cell>
        </table:table-row>
        <table:table-row table:style-name="ro1">
          <table:table-cell office:value-type="string">
            <text:p>SMD 0.305 1.45 'PAD126' (33.9890 -4.9200);</text:p>
          </table:table-cell>
        </table:table-row>
        <table:table-row table:style-name="ro1">
          <table:table-cell office:value-type="string">
            <text:p>SMD 0.305 1.45 'PAD127' (33.4890 -4.9200);</text:p>
          </table:table-cell>
        </table:table-row>
        <table:table-row table:style-name="ro1">
          <table:table-cell office:value-type="string">
            <text:p>SMD 0.305 1.45 'PAD128' (32.9890 -4.9200);</text:p>
          </table:table-cell>
        </table:table-row>
        <table:table-row table:style-name="ro1">
          <table:table-cell office:value-type="string">
            <text:p>SMD 0.305 1.45 'PAD129' (32.4890 -4.9200);</text:p>
          </table:table-cell>
        </table:table-row>
        <table:table-row table:style-name="ro1">
          <table:table-cell office:value-type="string">
            <text:p>SMD 0.305 1.45 'PAD130' (31.9890 -4.9200);</text:p>
          </table:table-cell>
        </table:table-row>
        <table:table-row table:style-name="ro1">
          <table:table-cell office:value-type="string">
            <text:p>SMD 0.305 1.45 'PAD131' (31.4890 -4.9200);</text:p>
          </table:table-cell>
        </table:table-row>
        <table:table-row table:style-name="ro1">
          <table:table-cell office:value-type="string">
            <text:p>SMD 0.305 1.45 'PAD132' (30.9890 -4.9200);</text:p>
          </table:table-cell>
        </table:table-row>
        <table:table-row table:style-name="ro1">
          <table:table-cell office:value-type="string">
            <text:p>SMD 0.305 1.45 'PAD133' (30.4890 -4.9200);</text:p>
          </table:table-cell>
        </table:table-row>
        <table:table-row table:style-name="ro1">
          <table:table-cell office:value-type="string">
            <text:p>SMD 0.305 1.45 'PAD134' (29.9890 -4.9200);</text:p>
          </table:table-cell>
        </table:table-row>
        <table:table-row table:style-name="ro1">
          <table:table-cell office:value-type="string">
            <text:p>SMD 0.305 1.45 'PAD135' (29.4890 -4.9200);</text:p>
          </table:table-cell>
        </table:table-row>
        <table:table-row table:style-name="ro1">
          <table:table-cell office:value-type="string">
            <text:p>SMD 0.305 1.45 'PAD136' (28.9890 -4.9200);</text:p>
          </table:table-cell>
        </table:table-row>
        <table:table-row table:style-name="ro1">
          <table:table-cell office:value-type="string">
            <text:p>SMD 0.305 1.45 'PAD137' (28.4890 -4.9200);</text:p>
          </table:table-cell>
        </table:table-row>
        <table:table-row table:style-name="ro1">
          <table:table-cell office:value-type="string">
            <text:p>SMD 0.305 1.45 'PAD138' (27.9890 -4.9200);</text:p>
          </table:table-cell>
        </table:table-row>
        <table:table-row table:style-name="ro1">
          <table:table-cell office:value-type="string">
            <text:p>SMD 0.305 1.45 'PAD139' (27.4890 -4.9200);</text:p>
          </table:table-cell>
        </table:table-row>
        <table:table-row table:style-name="ro1">
          <table:table-cell office:value-type="string">
            <text:p>SMD 0.305 1.45 'PAD140' (26.9890 -4.9200);</text:p>
          </table:table-cell>
        </table:table-row>
        <table:table-row table:style-name="ro1">
          <table:table-cell office:value-type="string">
            <text:p>SMD 0.305 1.45 'PAD141' (26.4890 -4.9200);</text:p>
          </table:table-cell>
        </table:table-row>
        <table:table-row table:style-name="ro1">
          <table:table-cell office:value-type="string">
            <text:p>SMD 0.305 1.45 'PAD142' (25.9890 -4.9200);</text:p>
          </table:table-cell>
        </table:table-row>
        <table:table-row table:style-name="ro1">
          <table:table-cell office:value-type="string">
            <text:p>SMD 0.305 1.45 'PAD143' (25.4890 -4.9200);</text:p>
          </table:table-cell>
        </table:table-row>
        <table:table-row table:style-name="ro1">
          <table:table-cell office:value-type="string">
            <text:p>SMD 0.305 1.45 'PAD144' (24.9890 -4.9200);</text:p>
          </table:table-cell>
        </table:table-row>
        <table:table-row table:style-name="ro1">
          <table:table-cell office:value-type="string">
            <text:p>SMD 0.305 1.45 'PAD145' (24.4890 -4.9200);</text:p>
          </table:table-cell>
        </table:table-row>
        <table:table-row table:style-name="ro1">
          <table:table-cell office:value-type="string">
            <text:p>SMD 0.305 1.45 'PAD146' (23.9890 -4.9200);</text:p>
          </table:table-cell>
        </table:table-row>
        <table:table-row table:style-name="ro1">
          <table:table-cell office:value-type="string">
            <text:p>SMD 0.305 1.45 'PAD147' (23.4890 -4.9200);</text:p>
          </table:table-cell>
        </table:table-row>
        <table:table-row table:style-name="ro1">
          <table:table-cell office:value-type="string">
            <text:p>SMD 0.305 1.45 'PAD148' (22.9890 -4.9200);</text:p>
          </table:table-cell>
        </table:table-row>
        <table:table-row table:style-name="ro1">
          <table:table-cell office:value-type="string">
            <text:p>SMD 0.305 1.45 'PAD149' (22.4890 -4.9200);</text:p>
          </table:table-cell>
        </table:table-row>
        <table:table-row table:style-name="ro1">
          <table:table-cell office:value-type="string">
            <text:p>SMD 0.305 1.45 'PAD150' (21.9890 -4.9200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egment space5.50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MD 0.305 1.45 'PAD151' (16.4890 -4.9200);</text:p>
          </table:table-cell>
        </table:table-row>
        <table:table-row table:style-name="ro1">
          <table:table-cell office:value-type="string">
            <text:p>SMD 0.305 1.45 'PAD152' (15.9890 -4.9200);</text:p>
          </table:table-cell>
        </table:table-row>
        <table:table-row table:style-name="ro1">
          <table:table-cell office:value-type="string">
            <text:p>SMD 0.305 1.45 'PAD153' (15.4890 -4.9200);</text:p>
          </table:table-cell>
        </table:table-row>
        <table:table-row table:style-name="ro1">
          <table:table-cell office:value-type="string">
            <text:p>SMD 0.305 1.45 'PAD154' (14.9890 -4.9200);</text:p>
          </table:table-cell>
        </table:table-row>
        <table:table-row table:style-name="ro1">
          <table:table-cell office:value-type="string">
            <text:p>SMD 0.305 1.45 'PAD155' (14.4890 -4.9200);</text:p>
          </table:table-cell>
        </table:table-row>
        <table:table-row table:style-name="ro1">
          <table:table-cell office:value-type="string">
            <text:p>SMD 0.305 1.45 'PAD156' (13.9890 -4.9200);</text:p>
          </table:table-cell>
        </table:table-row>
        <table:table-row table:style-name="ro1">
          <table:table-cell office:value-type="string">
            <text:p>SMD 0.305 1.45 'PAD157' (13.4890 -4.9200);</text:p>
          </table:table-cell>
        </table:table-row>
        <table:table-row table:style-name="ro1">
          <table:table-cell office:value-type="string">
            <text:p>SMD 0.305 1.45 'PAD158' (12.9890 -4.9200);</text:p>
          </table:table-cell>
        </table:table-row>
        <table:table-row table:style-name="ro1">
          <table:table-cell office:value-type="string">
            <text:p>SMD 0.305 1.45 'PAD159' (12.4890 -4.9200);</text:p>
          </table:table-cell>
        </table:table-row>
        <table:table-row table:style-name="ro1">
          <table:table-cell office:value-type="string">
            <text:p>SMD 0.305 1.45 'PAD160' (11.9890 -4.9200);</text:p>
          </table:table-cell>
        </table:table-row>
        <table:table-row table:style-name="ro1">
          <table:table-cell office:value-type="string">
            <text:p>SMD 0.305 1.45 'PAD161' (11.4890 -4.9200);</text:p>
          </table:table-cell>
        </table:table-row>
        <table:table-row table:style-name="ro1">
          <table:table-cell office:value-type="string">
            <text:p>SMD 0.305 1.45 'PAD162' (10.9890 -4.9200);</text:p>
          </table:table-cell>
        </table:table-row>
        <table:table-row table:style-name="ro1">
          <table:table-cell office:value-type="string">
            <text:p>SMD 0.305 1.45 'PAD163' (10.4890 -4.9200);</text:p>
          </table:table-cell>
        </table:table-row>
        <table:table-row table:style-name="ro1">
          <table:table-cell office:value-type="string">
            <text:p>SMD 0.305 1.45 'PAD164' (9.9890 -4.9200);</text:p>
          </table:table-cell>
        </table:table-row>
        <table:table-row table:style-name="ro1">
          <table:table-cell office:value-type="string">
            <text:p>SMD 0.305 1.45 'PAD165' (9.4890 -4.9200);</text:p>
          </table:table-cell>
        </table:table-row>
        <table:table-row table:style-name="ro1">
          <table:table-cell office:value-type="string">
            <text:p>SMD 0.305 1.45 'PAD166' (8.9890 -4.9200);</text:p>
          </table:table-cell>
        </table:table-row>
        <table:table-row table:style-name="ro1">
          <table:table-cell office:value-type="string">
            <text:p>SMD 0.305 1.45 'PAD167' (8.4890 -4.9200);</text:p>
          </table:table-cell>
        </table:table-row>
        <table:table-row table:style-name="ro1">
          <table:table-cell office:value-type="string">
            <text:p>SMD 0.305 1.45 'PAD168' (7.9890 -4.9200);</text:p>
          </table:table-cell>
        </table:table-row>
        <table:table-row table:style-name="ro1">
          <table:table-cell office:value-type="string">
            <text:p>SMD 0.305 1.45 'PAD169' (7.4890 -4.9200);</text:p>
          </table:table-cell>
        </table:table-row>
        <table:table-row table:style-name="ro1">
          <table:table-cell office:value-type="string">
            <text:p>SMD 0.305 1.45 'PAD170' (6.9890 -4.9200);</text:p>
          </table:table-cell>
        </table:table-row>
        <table:table-row table:style-name="ro1">
          <table:table-cell office:value-type="string">
            <text:p>SMD 0.305 1.45 'PAD171' (6.4890 -4.9200);</text:p>
          </table:table-cell>
        </table:table-row>
        <table:table-row table:style-name="ro1">
          <table:table-cell office:value-type="string">
            <text:p>SMD 0.305 1.45 'PAD172' (5.9890 -4.9200);</text:p>
          </table:table-cell>
        </table:table-row>
        <table:table-row table:style-name="ro1">
          <table:table-cell office:value-type="string">
            <text:p>SMD 0.305 1.45 'PAD173' (5.4890 -4.9200);</text:p>
          </table:table-cell>
        </table:table-row>
        <table:table-row table:style-name="ro1">
          <table:table-cell office:value-type="string">
            <text:p>SMD 0.305 1.45 'PAD174' (4.9890 -4.9200);</text:p>
          </table:table-cell>
        </table:table-row>
        <table:table-row table:style-name="ro1">
          <table:table-cell office:value-type="string">
            <text:p>SMD 0.305 1.45 'PAD175' (4.4890 -4.9200);</text:p>
          </table:table-cell>
        </table:table-row>
        <table:table-row table:style-name="ro1">
          <table:table-cell office:value-type="string">
            <text:p>SMD 0.305 1.45 'PAD176' (3.9890 -4.9200);</text:p>
          </table:table-cell>
        </table:table-row>
        <table:table-row table:style-name="ro1">
          <table:table-cell office:value-type="string">
            <text:p>SMD 0.305 1.45 'PAD177' (3.4890 -4.9200);</text:p>
          </table:table-cell>
        </table:table-row>
        <table:table-row table:style-name="ro1">
          <table:table-cell office:value-type="string">
            <text:p>SMD 0.305 1.45 'PAD178' (2.9890 -4.9200);</text:p>
          </table:table-cell>
        </table:table-row>
        <table:table-row table:style-name="ro1">
          <table:table-cell office:value-type="string">
            <text:p>SMD 0.305 1.45 'PAD179' (2.4890 -4.9200);</text:p>
          </table:table-cell>
        </table:table-row>
        <table:table-row table:style-name="ro1">
          <table:table-cell office:value-type="string">
            <text:p>SMD 0.305 1.45 'PAD180' (1.9890 -4.9200);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3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33:14.19</meta:creation-date>
    <dc:date>2014-07-07T13:36:38.85</dc:date>
    <meta:editing-duration>PT16H47M59S</meta:editing-duration>
    <meta:editing-cycles>15</meta:editing-cycles>
    <meta:generator>OpenOffice.org/3.4.1$Win32 OpenOffice.org_project/341m1$Build-9593</meta:generator>
    <meta:document-statistic meta:table-count="3" meta:cell-count="2387" meta:object-count="0"/>
    <meta:user-defined meta:name="qrichtext">1</meta:user-defined>
  </office:meta>
</office:document-meta>
</file>